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05cm" fo:min-width="19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8" style:family="graphic" style:parent-style-name="objectwithoutfill">
      <style:graphic-properties svg:stroke-width="0.159cm" svg:stroke-color="#000000" draw:marker-start-width="0.438cm" draw:marker-end="Arrow" draw:marker-end-width="0.538cm" draw:fill="solid" draw:fill-color="#ffffff" draw:textarea-vertical-align="middle" fo:padding-top="0.204cm" fo:padding-bottom="0.204cm" fo:padding-left="0.329cm" fo:padding-right="0.3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20.1cm" svg:height="12.3cm" svg:x="2.6cm" svg:y="3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9.3cm" svg:height="0.962cm" svg:x="3.5cm" svg:y="3.1cm">
            <draw:text-box>
              <text:p>Cache</text:p>
            </draw:text-box>
          </draw:frame>
          <draw:custom-shape draw:style-name="gr3" draw:text-style-name="P1" xml:id="id2" draw:id="id2" draw:layer="layout" svg:width="2cm" svg:height="0.8cm" svg:x="6.3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6.3cm" svg:y="7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3" draw:id="id3" draw:layer="layout" svg:width="2cm" svg:height="0.8cm" svg:x="6.3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4" draw:id="id4" draw:layer="layout" svg:width="2cm" svg:height="0.8cm" svg:x="6.3cm" svg:y="8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6.3cm" svg:y="9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6.3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6.3cm" svg:y="1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1" draw:id="id11" draw:layer="layout" svg:width="2cm" svg:height="0.8cm" svg:x="6.3cm" svg:y="12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5" draw:id="id5" draw:layer="layout" svg:width="2cm" svg:height="0.8cm" svg:x="11.1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.1cm" svg:y="7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.1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.1cm" svg:y="8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.1cm" svg:y="9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6" draw:id="id6" draw:layer="layout" svg:width="2cm" svg:height="0.8cm" svg:x="11.1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.1cm" svg:y="1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8" draw:id="id8" draw:layer="layout" svg:width="2cm" svg:height="0.8cm" svg:x="11.1cm" svg:y="12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4" draw:id="id14" draw:layer="layout" svg:width="2cm" svg:height="0.8cm" svg:x="18.6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8.6cm" svg:y="7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8.6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8.6cm" svg:y="8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5" draw:id="id15" draw:layer="layout" svg:width="2cm" svg:height="0.8cm" svg:x="18.6cm" svg:y="9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8.6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8.6cm" svg:y="1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7" draw:id="id7" draw:layer="layout" svg:width="2cm" svg:height="0.8cm" svg:x="18.6cm" svg:y="12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9" draw:id="id9" draw:layer="layout" svg:width="2cm" svg:height="0.8cm" draw:transform="rotate (1.5707963267949) translate (9.2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draw:transform="rotate (1.5707963267949) translate (10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draw:transform="rotate (1.5707963267949) translate (10.8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draw:transform="rotate (1.5707963267949) translate (11.6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draw:transform="rotate (1.5707963267949) translate (12.4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2cm" svg:height="0.8cm" draw:transform="rotate (1.5707963267949) translate (13.2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draw:transform="rotate (1.5707963267949) translate (14cm 18.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2" draw:id="id12" draw:layer="layout" svg:width="2cm" svg:height="0.8cm" draw:transform="rotate (1.5707963267949) translate (14.8cm 18.2cm)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8cm" svg:height="0.962cm" svg:x="6.4cm" svg:y="5.6cm">
            <draw:text-box>
              <text:p text:style-name="P3">Q0</text:p>
            </draw:text-box>
          </draw:frame>
          <draw:frame draw:style-name="gr2" draw:text-style-name="P4" draw:layer="layout" svg:width="1.8cm" svg:height="0.962cm" svg:x="11.2cm" svg:y="5.538cm">
            <draw:text-box>
              <text:p text:style-name="P3">Q1</text:p>
            </draw:text-box>
          </draw:frame>
          <draw:frame draw:style-name="gr2" draw:text-style-name="P4" draw:layer="layout" svg:width="1.8cm" svg:height="0.962cm" svg:x="18.7cm" svg:y="5.538cm">
            <draw:text-box>
              <text:p text:style-name="P3">Qk</text:p>
            </draw:text-box>
          </draw:frame>
          <draw:custom-shape draw:style-name="gr4" draw:text-style-name="P1" draw:layer="layout" svg:width="2.3cm" svg:height="1cm" svg:x="14.8cm" svg:y="9.2cm">
            <text:p text:style-name="P3">…...</text:p>
            <draw:enhanced-geometry svg:viewBox="0 0 21600 21600" draw:type="rectangle" draw:enhanced-path="M 0 0 L 21600 0 21600 21600 0 21600 0 0 Z N"/>
          </draw:custom-shape>
          <draw:frame draw:style-name="gr5" draw:text-style-name="P5" xml:id="id1" draw:id="id1" draw:layer="layout" svg:width="3.187cm" svg:height="0.865cm" svg:x="2.6cm" svg:y="4.935cm">
            <draw:text-box>
              <text:p><text:span text:style-name="T1">1. </text:span><text:span text:style-name="T1">新插入数</text:span><text:span text:style-name="T1">据</text:span></text:p>
            </draw:text-box>
          </draw:frame>
          <draw:connector draw:style-name="gr6" draw:text-style-name="P6" draw:layer="layout" draw:type="curve" svg:x1="4.193cm" svg:y1="5.8cm" svg:x2="6.3cm" svg:y2="6.9cm" draw:start-shape="id1" draw:start-glue-point="2" draw:end-shape="id2" draw:end-glue-point="3" svg:d="M4193 5800c0 734 702 1100 2107 1100" svg:viewBox="0 0 2108 1101">
            <text:p/>
          </draw:connector>
          <draw:connector draw:style-name="gr7" draw:text-style-name="P7" draw:layer="layout" draw:type="curve" svg:x1="6.3cm" svg:y1="8.5cm" svg:x2="6.3cm" svg:y2="6.9cm" draw:start-shape="id3" draw:start-glue-point="3" draw:end-shape="id2" draw:end-glue-point="3" svg:d="M6300 8500c-751 0-751-1600 0-1600" svg:viewBox="0 0 564 1601">
            <text:p text:style-name="P3"><text:span text:style-name="T1">2. </text:span><text:span text:style-name="T1">再次访问数</text:span><text:span text:style-name="T1">据 <text:s text:c="22"/></text:span><text:span text:style-name="T1"><text:s text:c="9"/></text:span></text:p>
          </draw:connector>
          <draw:connector draw:style-name="gr7" draw:text-style-name="P7" draw:layer="layout" draw:type="curve" draw:line-skew="-0.4cm" svg:x1="8.3cm" svg:y1="9.3cm" svg:x2="11.1cm" svg:y2="6.9cm" draw:start-shape="id4" draw:start-glue-point="1" draw:end-shape="id5" draw:end-glue-point="3" svg:d="M8300 9300c1500 0 100-2400 2800-2400" svg:viewBox="0 0 2801 2401">
            <text:p text:style-name="P3"><text:span text:style-name="T1">3. </text:span><text:span text:style-name="T1">优先</text:span></text:p>
            <text:p text:style-name="P3"><text:span text:style-name="T1">级提升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connector>
          <draw:connector draw:style-name="gr7" draw:text-style-name="P7" draw:layer="layout" draw:type="curve" draw:line-skew="-0.137cm" svg:x1="11.1cm" svg:y1="10.9cm" svg:x2="11.1cm" svg:y2="6.9cm" draw:start-shape="id6" draw:start-glue-point="3" draw:end-shape="id5" draw:end-glue-point="3" svg:d="M11100 10900c-957 0-957-4000 0-4000" svg:viewBox="0 0 719 4001">
            <text:p text:style-name="P3"><text:span text:style-name="T1">2. </text:span><text:span text:style-name="T1">再次 <text:s/></text:span><text:span text:style-name="T1"><text:s text:c="15"/></text:span></text:p>
            <text:p text:style-name="P3"><text:span text:style-name="T1">访问数</text:span><text:span text:style-name="T1">据 <text:s text:c="10"/></text:span><text:span text:style-name="T1"><text:s text:c="2"/></text:span></text:p>
          </draw:connector>
          <draw:connector draw:style-name="gr7" draw:text-style-name="P7" draw:layer="layout" draw:type="curve" draw:line-skew="-1.225cm" svg:x1="18.6cm" svg:y1="12.5cm" svg:x2="13.1cm" svg:y2="6.9cm" draw:start-shape="id7" draw:start-glue-point="3" draw:end-shape="id5" draw:end-glue-point="1" svg:d="M18600 12500c-5962 0-3213-5600-5500-5600" svg:viewBox="0 0 5501 5601"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4.</text:span><text:span text:style-name="T1">数据</text:span><text:span text:style-name="T1">优</text:span></text:p>
            <text:p text:style-name="P3"><text:span text:style-name="T1">先级降</text:span><text:span text:style-name="T1">低</text:span></text:p>
          </draw:connector>
          <draw:connector draw:style-name="gr7" draw:text-style-name="P7" draw:layer="layout" draw:type="curve" draw:line-skew="-0.3cm" svg:x1="11.1cm" svg:y1="12.5cm" svg:x2="8.3cm" svg:y2="6.9cm" draw:start-shape="id8" draw:start-glue-point="3" draw:end-shape="id2" draw:end-glue-point="1" svg:d="M11100 12500c-2550 0-1150-5600-2800-5600" svg:viewBox="0 0 2801 5601"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4. </text:span><text:span text:style-name="T1">数据</text:span><text:span text:style-name="T1">优</text:span></text:p>
            <text:p text:style-name="P3"><text:span text:style-name="T1">先级降</text:span><text:span text:style-name="T1">低</text:span></text:p>
          </draw:connector>
          <draw:line draw:style-name="gr8" draw:text-style-name="P6" draw:layer="layout" svg:x1="6cm" svg:y1="4.7cm" svg:x2="21.3cm" svg:y2="4.7cm">
            <text:p text:style-name="P3">优先级增加</text:p>
            <text:p text:style-name="P3"/>
          </draw:line>
          <draw:frame draw:style-name="gr2" draw:text-style-name="P4" draw:layer="layout" svg:width="3.1cm" svg:height="0.962cm" svg:x="10.9cm" svg:y="18.2cm">
            <draw:text-box>
              <text:p text:style-name="P3">Q-history</text:p>
            </draw:text-box>
          </draw:frame>
          <draw:frame draw:style-name="gr5" draw:text-style-name="P2" xml:id="id10" draw:id="id10" draw:layer="layout" svg:width="3.891cm" svg:height="1.17cm" svg:x="5.3cm" svg:y="19.1cm">
            <draw:text-box>
              <text:p>7. 完全淘汰</text:p>
            </draw:text-box>
          </draw:frame>
          <draw:connector draw:style-name="gr6" draw:text-style-name="P6" draw:layer="layout" draw:type="curve" svg:x1="9.2cm" svg:y1="17.2cm" svg:x2="7.245cm" svg:y2="19.1cm" draw:start-shape="id9" draw:start-glue-point="0" draw:end-shape="id10" draw:end-glue-point="0" svg:d="M9200 17200c-1304 0-1955 633-1955 1900" svg:viewBox="0 0 1956 1901">
            <text:p/>
          </draw:connector>
          <draw:connector draw:style-name="gr7" draw:text-style-name="P7" draw:layer="layout" draw:type="curve" svg:x1="7.3cm" svg:y1="12.9cm" svg:x2="15.2cm" svg:y2="16.2cm" draw:start-shape="id11" draw:start-glue-point="2" draw:end-shape="id12" draw:end-glue-point="1" svg:d="M7300 12900c0 2475 7900 825 7900 3300" svg:viewBox="0 0 7901 3301">
            <text:p text:style-name="P3"><text:span text:style-name="T1">5. </text:span><text:span text:style-name="T1">缓存</text:span><text:span text:style-name="T1">淘汰</text:span></text:p>
            <text:p text:style-name="P3"><text:span text:style-name="T1"/></text:p>
          </draw:connector>
          <draw:connector draw:style-name="gr6" draw:text-style-name="P6" draw:layer="layout" draw:type="curve" svg:x1="13.6cm" svg:y1="16.2cm" svg:x2="18.6cm" svg:y2="6.9cm" draw:start-shape="id13" draw:start-glue-point="1" draw:end-shape="id14" draw:end-glue-point="3" svg:d="M13600 16200c0-6200 1666-9300 5000-9300" svg:viewBox="0 0 5001 9301">
            <text:p/>
          </draw:connector>
          <draw:connector draw:style-name="gr6" draw:text-style-name="P6" draw:layer="layout" draw:type="curve" svg:x1="13.6cm" svg:y1="16.2cm" svg:x2="13.1cm" svg:y2="6.9cm" draw:start-shape="id13" draw:start-glue-point="1" draw:end-shape="id5" draw:end-glue-point="1" svg:d="M13600 16200c0-6675 0-5561 63-6218s188-3082-563-3082" svg:viewBox="0 0 613 9301">
            <text:p/>
          </draw:connector>
          <draw:connector draw:style-name="gr6" draw:text-style-name="P6" draw:layer="layout" draw:type="curve" svg:x1="13.6cm" svg:y1="16.2cm" svg:x2="8.3cm" svg:y2="6.9cm" draw:start-shape="id13" draw:start-glue-point="1" draw:end-shape="id2" draw:end-glue-point="1" svg:d="M13600 16200c0-6200-1766-9300-5300-9300" svg:viewBox="0 0 5301 9301">
            <text:p/>
          </draw:connector>
          <draw:frame draw:style-name="gr5" draw:text-style-name="P5" draw:layer="layout" svg:width="2.763cm" svg:height="0.865cm" svg:x="13.7cm" svg:y="13.3cm">
            <draw:text-box>
              <text:p><text:span text:style-name="T1">6. </text:span><text:span text:style-name="T1">重新访问</text:span></text:p>
            </draw:text-box>
          </draw:frame>
          <draw:connector draw:style-name="gr7" draw:text-style-name="P7" draw:layer="layout" draw:type="curve" svg:x1="20.6cm" svg:y1="10.1cm" svg:x2="20.6cm" svg:y2="6.9cm" draw:start-shape="id15" draw:start-glue-point="1" draw:end-shape="id14" draw:end-glue-point="1" svg:d="M20600 10100c751 0 751-3200 0-3200" svg:viewBox="0 0 564 3201">
            <text:p text:style-name="P3"><text:span text:style-name="T1"><text:tab/></text:span><text:span text:style-name="T1"> <text:s text:c="3"/></text:span><text:span text:style-name="T1">2. </text:span><text:span text:style-name="T1">再次访</text:span></text:p>
            <text:p text:style-name="P3"><text:span text:style-name="T1"><text:tab/></text:span><text:span text:style-name="T1">问数据</text:span></text:p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12T19:43:55.110041933</dc:date>
    <meta:editing-duration>PT1H4M14S</meta:editing-duration>
    <meta:editing-cycles>2</meta:editing-cycles>
    <meta:document-statistic meta:object-count="56"/>
  </office:meta>
</office:document-meta>
</file>